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65a1" officeooo:paragraph-rsid="000465a1"/>
    </style:style>
    <style:style style:name="P2" style:family="paragraph" style:parent-style-name="Standard">
      <style:text-properties fo:font-weight="bold" officeooo:rsid="000465a1" officeooo:paragraph-rsid="000465a1" style:font-weight-asian="bold" style:font-weight-complex="bold"/>
    </style:style>
    <style:style style:name="P3" style:family="paragraph" style:parent-style-name="Standard">
      <style:text-properties fo:font-weight="bold" officeooo:rsid="0005d4c7" officeooo:paragraph-rsid="0005d4c7" style:font-weight-asian="bold" style:font-weight-complex="bold"/>
    </style:style>
    <style:style style:name="P4" style:family="paragraph" style:parent-style-name="Standard">
      <style:text-properties officeooo:paragraph-rsid="000465a1"/>
    </style:style>
    <style:style style:name="P5" style:family="paragraph" style:parent-style-name="Standard">
      <style:text-properties officeooo:rsid="0005d4c7" officeooo:paragraph-rsid="0005d4c7"/>
    </style:style>
    <style:style style:name="P6" style:family="paragraph" style:parent-style-name="Standard">
      <style:text-properties officeooo:rsid="00069552" officeooo:paragraph-rsid="00069552"/>
    </style:style>
    <style:style style:name="P7" style:family="paragraph" style:parent-style-name="Standard">
      <style:text-properties officeooo:paragraph-rsid="00069552"/>
    </style:style>
    <style:style style:name="T1" style:family="text">
      <style:text-properties officeooo:rsid="000465a1"/>
    </style:style>
    <style:style style:name="T2" style:family="text">
      <style:text-properties officeooo:rsid="0004690e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pendencies</text:p>
      <text:p text:style-name="P2"/>
      <text:p text:style-name="Standard">&lt;dependency&gt;</text:p>
      <text:p text:style-name="Standard"><text:s text:c="4"/>&lt;groupId&gt;org.springframework.integration&lt;/groupId&gt;</text:p>
      <text:p text:style-name="Standard"><text:s text:c="4"/>&lt;artifactId&gt;spring-integration-core&lt;/artifactId&gt;</text:p>
      <text:p text:style-name="Standard"><text:s text:c="4"/>&lt;version&gt;4.3.5.RELEASE&lt;/version&gt;</text:p>
      <text:p text:style-name="Standard">&lt;/dependency&gt;</text:p>
      <text:p text:style-name="Standard"/>
      <text:p text:style-name="P3">Architecture</text:p>
      <text:p text:style-name="P5">Message – unit of data(with metadata)</text:p>
      <text:p text:style-name="P5"/>
      <text:p text:style-name="P5">Channel – pipe through which message is delivered to other sub-system.</text:p>
      <text:p text:style-name="P5">Types of channels:</text:p>
      <text:p text:style-name="P5">1) Point-to-point (P2P). Class <text:span text:style-name="T3">DirrectChannel</text:span>.</text:p>
      <text:p text:style-name="P5">2) Publish-subscribe(pub-Sub). Class <text:span text:style-name="T3">PublishSubscribeChannel</text:span>.</text:p>
      <text:p text:style-name="P5"/>
      <text:p text:style-name="P6">Adapter – same as pattern: allows to connect different interfaces.</text:p>
      <text:p text:style-name="P6">@InboundChannelAdapter</text:p>
      <text:p text:style-name="P6"><text:a xlink:type="simple" xlink:href="https://docs.spring.io/spring-integration/docs/5.1.0.M1/reference/html/endpoint-summary.html" text:style-name="Internet_20_link" text:visited-style-name="Visited_20_Internet_20_Link">https://docs.spring.io/spring-integration/docs/5.1.0.M1/reference/html/endpoint-summary.html</text:a></text:p>
      <text:p text:style-name="P6"/>
      <text:p text:style-name="P6">Bridge – connects 2 channels or adapters?? @BridgeFrom</text:p>
      <text:p text:style-name="P6"/>
      <text:p text:style-name="P6">Service activator – actually bean with <text:span text:style-name="T3">@ServiceActivator</text:span> over some method, which will be invoked when message comes.</text:p>
      <text:p text:style-name="P7"/>
      <text:p text:style-name="P7"/>
      <text:p text:style-name="Standard">@EnableIntegration</text:p>
      <text:p text:style-name="Standard"/>
      <text:p text:style-name="P1">Classes</text:p>
      <text:p text:style-name="P4"><text:span text:style-name="T1">Package </text:span>org.springframework.integration</text:p>
      <text:p text:style-name="P4">Message – <text:span text:style-name="T1">interface, unit of data, transferred in channels. </text:span><text:span text:style-name="T2">Consists of metadata(</text:span><text:span text:style-name="T3">MessageHeaders</text:span><text:span text:style-name="T2">) and actual data.</text:span></text:p>
      <text:p text:style-name="P4"/>
      <text:p text:style-name="P4"/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16T16:58:45.960000000</dc:date>
    <meta:editing-duration>PT32M38S</meta:editing-duration>
    <meta:editing-cycles>5</meta:editing-cycles>
    <meta:document-statistic meta:table-count="0" meta:image-count="0" meta:object-count="0" meta:page-count="1" meta:paragraph-count="21" meta:word-count="86" meta:character-count="950" meta:non-whitespace-character-count="867"/>
  </office:meta>
</office:document-meta>
</file>